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oLens-MultiUser</text:p>
      <text:h text:style-name="Heading_20_1" text:outline-level="1"><text:s/>Vorbereitung</text:h>
      <text:list xml:id="list8446490292998287920" text:style-name="L1">
        <text:list-item>
          <text:p text:style-name="P2">Grundlagen HoloLens</text:p>
          <text:list>
            <text:list-item>
              <text:p text:style-name="P2">wie ein Projekt auf Brille pushen?</text:p>
            </text:list-item>
            <text:list-item>
              <text:p text:style-name="P2">Build-Target für Unity</text:p>
            </text:list-item>
            <text:list-item>
              <text:p text:style-name="P2">Plugins für Unity</text:p>
            </text:list-item>
          </text:list>
        </text:list-item>
        <text:list-item>
          <text:p text:style-name="P2">Einarbeitung Sharing-Komponte</text:p>
          <text:list>
            <text:list-item>
              <text:p text:style-name="P2">verwendete Synchronisierung der Status</text:p>
            </text:list-item>
            <text:list-item>
              <text:p text:style-name="P2">Einbindung in Unity</text:p>
            </text:list-item>
            <text:list-item>
              <text:p text:style-name="P2">[mögliche Optimierungen]</text:p>
            </text:list-item>
          </text:list>
        </text:list-item>
      </text:list>
      <text:h text:style-name="Heading_20_1" text:outline-level="1">Planung</text:h>
      <text:list xml:id="list4459733160085053296" text:style-name="L2">
        <text:list-item>
          <text:p text:style-name="P3">Welche Funktionalitäten sollen implementiert werden</text:p>
          <text:list>
            <text:list-item>
              <text:p text:style-name="P3">Veränderung der Position, Orientierung</text:p>
            </text:list-item>
            <text:list-item>
              <text:p text:style-name="P3">Veränderte Darstellung (Translucent)</text:p>
            </text:list-item>
            <text:list-item>
              <text:p text:style-name="P3">Starten von Animationen</text:p>
              <text:list>
                <text:list-item>
                  <text:p text:style-name="P3">wie viele Animationen</text:p>
                </text:list-item>
                <text:list-item>
                  <text:p text:style-name="P3">feste Reihenfolge oder dynamische Abfolge</text:p>
                </text:list-item>
                <text:list-item>
                  <text:p text:style-name="P3">Stoppen der Animation erforderlich</text:p>
                </text:list-item>
              </text:list>
            </text:list-item>
          </text:list>
        </text:list-item>
        <text:list-item>
          <text:p text:style-name="P3">Wie viele Nutzer können aktiv das Objekt verändern</text:p>
        </text:list-item>
        <text:list-item>
          <text:p text:style-name="P3">gibt es ein grundprojekt, das als Basis dient</text:p>
        </text:list-item>
        <text:list-item>
          <text:p text:style-name="P3">Grundstruktur aufbauen</text:p>
          <text:list>
            <text:list-item>
              <text:p text:style-name="P3">Client-Server System s. 2.1</text:p>
            </text:list-item>
          </text:list>
        </text:list-item>
        <text:list-item>
          <text:p text:style-name="P3">Definition der Übertragenen Nachrichten</text:p>
        </text:list-item>
      </text:list>
      <text:h text:style-name="Heading_20_1" text:outline-level="1">Projekt</text:h>
      <text:list xml:id="list7645670319719055827" text:style-name="L3">
        <text:list-item>
          <text:p text:style-name="P4">Meilenstein : Platzierung eines Cubes mit Anchor und Übertragung des Anchors</text:p>
          <text:list>
            <text:list-item>
              <text:p text:style-name="P4">Platzierung des Cubes über Gesten</text:p>
            </text:list-item>
            <text:list-item>
              <text:p text:style-name="P4">Bei Platzierung Anchor auf Position setzen</text:p>
            </text:list-item>
            <text:list-item>
              <text:p text:style-name="P4">Anchor übertragen und empfangen</text:p>
            </text:list-item>
            <text:list-item>
              <text:p text:style-name="P4"><text:soft-page-break/>Anchor setzen bei distant User </text:p>
            </text:list-item>
          </text:list>
        </text:list-item>
        <text:list-item>
          <text:p text:style-name="P4">Meilenstein: Übertragung User-Position</text:p>
          <text:list>
            <text:list-item>
              <text:p text:style-name="P4">Auslesen bei aktivem User und Senden der Position, Orientierung</text:p>
            </text:list-item>
            <text:list-item>
              <text:p text:style-name="P4">Einlesen und Visualisierung bei distant User</text:p>
            </text:list-item>
          </text:list>
        </text:list-item>
        <text:list-item>
          <text:p text:style-name="P4">Definition eigener Nachrichten</text:p>
          <text:list>
            <text:list-item>
              <text:p text:style-name="P4">Nachrichten mit Ablauf und Abhängig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10T10:23:49.236000000</meta:creation-date>
    <dc:date>2018-04-12T17:30:26.91</dc:date>
    <meta:editing-duration>PT5H54M43S</meta:editing-duration>
    <meta:editing-cycles>6</meta:editing-cycles>
    <meta:generator>OpenOffice/4.1.5$Win32 OpenOffice.org_project/415m1$Build-9789</meta:generator>
    <meta:document-statistic meta:table-count="0" meta:image-count="0" meta:object-count="0" meta:page-count="2" meta:paragraph-count="34" meta:word-count="172" meta:character-count="1195"/>
  </office:meta>
</office:document-meta>
</file>